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d728c" officeooo:paragraph-rsid="000d728c"/>
    </style:style>
    <style:style style:name="P2" style:family="paragraph" style:parent-style-name="Standard">
      <style:paragraph-properties fo:text-align="center" style:justify-single-word="false"/>
      <style:text-properties fo:language="en" fo:country="US" officeooo:rsid="000d728c" officeooo:paragraph-rsid="000d728c"/>
    </style:style>
    <style:style style:name="P3" style:family="paragraph" style:parent-style-name="Standard">
      <style:paragraph-properties fo:text-align="start" style:justify-single-word="false"/>
      <style:text-properties fo:language="en" fo:country="US" officeooo:rsid="000d728c" officeooo:paragraph-rsid="000d728c"/>
    </style:style>
    <style:style style:name="P4" style:family="paragraph" style:parent-style-name="Standard">
      <style:paragraph-properties fo:text-align="start" style:justify-single-word="false"/>
      <style:text-properties fo:language="en" fo:country="US" officeooo:rsid="000d728c" officeooo:paragraph-rsid="000d728c"/>
    </style:style>
    <style:style style:name="P5" style:family="paragraph" style:parent-style-name="Standard">
      <style:paragraph-properties fo:text-align="start" style:justify-single-word="false"/>
      <style:text-properties fo:language="en" fo:country="US" officeooo:rsid="000d728c" officeooo:paragraph-rsid="0015c01f"/>
    </style:style>
    <style:style style:name="T1" style:family="text">
      <style:text-properties officeooo:rsid="000d753a"/>
    </style:style>
    <style:style style:name="T2" style:family="text">
      <style:text-properties officeooo:rsid="00137116"/>
    </style:style>
    <style:style style:name="T3" style:family="text">
      <style:text-properties officeooo:rsid="0015d7b9"/>
    </style:style>
    <style:style style:name="T4" style:family="text">
      <style:text-properties officeooo:rsid="001be2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tt Worley</text:p>
      <text:p text:style-name="P1">CEG-3110-01</text:p>
      <text:p text:style-name="P2">Pairwise Testing</text:p>
      <text:p text:style-name="P3"/>
      <text:p text:style-name="P5"><text:tab/><text:span text:style-name="T1">The first use of a pairwise testing tool was used to gather an initial test case sample that contains all possible combinations. <text:s/>The data was structured into three sets { Component, Burner Setting, Oven Setting} with Component(Burner 1, Burner 2, Burner 3, Burner 4, Oven) Burner Setting( Off, Regulated, High) Oven Setting( Off, Bake, Broil, Clean). <text:s/>This produced a list of 60 possible test cases (as shown in figure 1). <text:s/>This initial test plan provides full coverage for every combination, but has redundancies and some test cases that don't make much sense and has far too many cases to provide a minimized test plan to save time and provide quicker testing on each item.</text:span></text:p>
      <text:p text:style-name="P3"/>
      <text:p text:style-name="P3"><text:tab/><text:span text:style-name="T2">Using the AETG algorithm with the pairwise testing tool provides us with a test plan of 20 cases. This plan only contains a few redundant cases or cases that are not needed. <text:s/>While this plan provides good coverage, we will try to create a customized plan to remove any redundancies and condense some of the test cases together.</text:span></text:p>
      <text:p text:style-name="P3"><text:tab/><text:span text:style-name="T3">Using the customized plans ended up producing more test cases then the AETG produced plan. <text:s/>After trying to customizing the plan to reduce the test cases, I ended up going back to how the data was being structured and realized that the Component:Oven set item was redundant. <text:s/>I removed that set item and re-ran the pairwise tester for all possible combinations and it produced a test plan of 48 cases. <text:s/>The AETG algorithm now provides a test plan of 16 cases with the data being updated. <text:s/>After looking at the test plan, I saw that it needed revised more due to only one burner being used at a time, we want to allow multiple burners to be active at the same time.</text:span></text:p>
      <text:p text:style-name="P3"><text:tab/><text:span text:style-name="T4">With the final revision, we come up with a test plan that has 16 test cases using the AETG algorithm. <text:s/>These cases provide full test coverage on the entire device. <text:s/>While there is a test case that could be opted for removal, the everything set to off case, we include to ensure there is nothing strange happening even while everything is supposed to be turned off. <text:s/>The finalized test plan is shown in table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2H10M34S</meta:editing-duration>
    <meta:editing-cycles>18</meta:editing-cycles>
    <meta:generator>LibreOffice/5.0.2.2$Windows_x86 LibreOffice_project/37b43f919e4de5eeaca9b9755ed688758a8251fe</meta:generator>
    <dc:date>2015-09-28T15:22:35.153000000</dc:date>
    <meta:document-statistic meta:table-count="0" meta:image-count="0" meta:object-count="0" meta:page-count="1" meta:paragraph-count="7" meta:word-count="374" meta:character-count="2120" meta:non-whitespace-character-count="1738"/>
    <meta:user-defined meta:name="Info 1"/>
    <meta:user-defined meta:name="Info 2"/>
    <meta:user-defined meta:name="Info 3"/>
    <meta:user-defined meta:name="Info 4"/>
  </office:meta>
</office:document-meta>
</file>